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51pt solid #000000" fo:border-left="0.51pt solid #000000" fo:border-right="none" fo:border-top="0.51pt solid #000000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border-left="0.51pt solid #000000" fo:border-right="none" fo:border-top="none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6">
      <style:table-cell-properties fo:border-bottom="0.51pt solid #000000" fo:border-left="0.51pt solid #000000" fo:border-right="none" fo:border-top="none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fo:border-left="0.51pt solid #000000" fo:border-right="none" fo:border-top="0.51pt solid #000000"/>
      <style:text-properties fo:color="#000000"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font-name-asian="DejaVu Sans" style:language-asian="none" style:country-asian="non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51pt solid #000000"/>
      <style:text-properties fo:color="#000000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6">
      <style:table-cell-properties fo:border-bottom="0.51pt solid #000000" fo:border-left="0.51pt solid #000000" fo:border-right="0.51pt solid #000000" fo:border-top="none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border-bottom="0.51pt solid #000000" fo:border-left="0.51pt solid #000000" fo:border-right="none" fo:border-top="none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underline-style="none" style:text-underline-color="font-color" style:text-line-through-type="none" style:text-outline="false" fo:text-shadow="none" style:font-size-complex="12pt" style:font-weight-complex="normal" style:font-style-complex="normal"/>
    </style:style>
    <style:style style:name="T2" style:family="text">
      <style:text-properties fo:color="#000000" style:text-underline-style="none" style:text-underline-color="font-color" style:text-line-through-type="none" style:text-outline="false" fo:text-shadow="none" style:font-size-complex="12pt" style:font-weight-complex="normal" style:font-style-complex="normal" fo:font-size="12pt" fo:font-weight="normal" fo:font-style="normal" style:font-size-asian="12pt" style:font-weight-asian="normal" style:font-style-asian="normal"/>
    </style:style>
    <style:style style:name="T3" style:family="text">
      <style:text-properties fo:color="#000000" style:text-underline-style="none" style:text-underline-color="font-color" style:text-line-through-type="none" style:text-outline="false" fo:text-shadow="none" style:font-size-complex="12pt" style:font-weight-complex="normal" style:font-style-complex="normal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2" table:default-cell-style-name="ce3"/>
        <table:table-column table:style-name="co2" table:default-cell-style-name="ce6"/>
        <table:table-row table:style-name="ro1">
          <table:table-cell table:style-name="ce1" office:value-type="string" calcext:value-type="string">
            <text:p>№ шарика</text:p>
          </table:table-cell>
          <table:table-cell table:style-name="ce1" office:value-type="string" calcext:value-type="string">
            <text:p>r, см</text:p>
          </table:table-cell>
          <table:table-cell table:style-name="ce1" office:value-type="string" calcext:value-type="string">
            <text:p>t, с</text:p>
          </table:table-cell>
          <table:table-cell table:style-name="ce1" office:value-type="string" calcext:value-type="string">
            <text:p>V, см/с</text:p>
          </table:table-cell>
          <table:table-cell table:style-name="ce4" office:value-type="string" calcext:value-type="string">
            <text:p><text:span text:style-name="T1">η</text:span><text:span text:style-name="T2">, Пз</text:span></text:p>
          </table:table-cell>
          <table:table-cell table:style-name="ce5" office:value-type="string" calcext:value-type="string">
            <text:p><text:span text:style-name="T1">∆η</text:span><text:span text:style-name="T3">i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195" calcext:value-type="float">
            <text:p>0,195</text:p>
          </table:table-cell>
          <table:table-cell table:style-name="ce1" office:value-type="float" office:value="9.98" calcext:value-type="float">
            <text:p>9,98</text:p>
          </table:table-cell>
          <table:table-cell table:formula="of:=87.5/[.C2]" office:value-type="float" office:value="8.76753507014028" calcext:value-type="float">
            <text:p>8,7675</text:p>
          </table:table-cell>
          <table:table-cell table:formula="of:=(2 / 9) * (11.34 - 1.272) * ((9.8 * [.B2]^2) / [.D2])" office:value-type="float" office:value="0.095092984896" calcext:value-type="float">
            <text:p>0,0951</text:p>
          </table:table-cell>
          <table:table-cell table:formula="of:=[.$E$9]-[.E2]" office:value-type="float" office:value="0.000842906315985076" calcext:value-type="float">
            <text:p>0,0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55" calcext:value-type="float">
            <text:p>0,1655</text:p>
          </table:table-cell>
          <table:table-cell office:value-type="float" office:value="13.65" calcext:value-type="float">
            <text:p>13,65</text:p>
          </table:table-cell>
          <table:table-cell table:formula="of:=87.5/[.C3]" office:value-type="float" office:value="6.41025641025641" calcext:value-type="float">
            <text:p>6,4103</text:p>
          </table:table-cell>
          <table:table-cell table:formula="of:=(2 / 9) * (11.34 - 1.272) * ((9.8 * [.B3]^2) / [.D3])" office:value-type="float" office:value="0.0936865752368" calcext:value-type="float">
            <text:p>0,0937</text:p>
          </table:table-cell>
          <table:table-cell table:formula="of:=[.$E$9]-[.E3]" office:value-type="float" office:value="0.00224931597518507" calcext:value-type="float">
            <text:p>0,0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75" calcext:value-type="float">
            <text:p>0,1175</text:p>
          </table:table-cell>
          <table:table-cell office:value-type="float" office:value="27.94" calcext:value-type="float">
            <text:p>27,94</text:p>
          </table:table-cell>
          <table:table-cell table:formula="of:=87.5/[.C4]" office:value-type="float" office:value="3.13171080887616" calcext:value-type="float">
            <text:p>3,1317</text:p>
          </table:table-cell>
          <table:table-cell table:formula="of:=(2 / 9) * (11.34 - 1.272) * ((9.8 * [.B4]^2) / [.D4])" office:value-type="float" office:value="0.0966609036213334" calcext:value-type="float">
            <text:p>0,0967</text:p>
          </table:table-cell>
          <table:table-cell table:formula="of:=[.$E$9]-[.E4]" office:value-type="float" office:value="-0.000725012409348358" calcext:value-type="float">
            <text:p>-0,0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09" calcext:value-type="float">
            <text:p>0,1709</text:p>
          </table:table-cell>
          <table:table-cell office:value-type="float" office:value="13.76" calcext:value-type="float">
            <text:p>13,76</text:p>
          </table:table-cell>
          <table:table-cell table:formula="of:=87.5/[.C5]" office:value-type="float" office:value="6.35901162790698" calcext:value-type="float">
            <text:p>6,3590</text:p>
          </table:table-cell>
          <table:table-cell table:formula="of:=(2 / 9) * (11.34 - 1.272) * ((9.8 * [.B5]^2) / [.D5])" office:value-type="float" office:value="0.100705055956855" calcext:value-type="float">
            <text:p>0,1007</text:p>
          </table:table-cell>
          <table:table-cell table:formula="of:=[.$E$9]-[.E5]" office:value-type="float" office:value="-0.00476916474487032" calcext:value-type="float">
            <text:p>-0,00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,22</text:p>
          </table:table-cell>
          <table:table-cell office:value-type="float" office:value="7.92" calcext:value-type="float">
            <text:p>7,92</text:p>
          </table:table-cell>
          <table:table-cell table:formula="of:=87.5/[.C6]" office:value-type="float" office:value="11.0479797979798" calcext:value-type="float">
            <text:p>11,0480</text:p>
          </table:table-cell>
          <table:table-cell table:formula="of:=(2 / 9) * (11.34 - 1.272) * ((9.8 * [.B6]^2) / [.D6])" office:value-type="float" office:value="0.096054841344" calcext:value-type="float">
            <text:p>0,0961</text:p>
          </table:table-cell>
          <table:table-cell table:formula="of:=[.$E$9]-[.E6]" office:value-type="float" office:value="-0.000118950132014906" calcext:value-type="float">
            <text:p>-0,0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35" calcext:value-type="float">
            <text:p>0,1435</text:p>
          </table:table-cell>
          <table:table-cell office:value-type="float" office:value="19.12" calcext:value-type="float">
            <text:p>19,12</text:p>
          </table:table-cell>
          <table:table-cell table:formula="of:=87.5/[.C7]" office:value-type="float" office:value="4.57635983263598" calcext:value-type="float">
            <text:p>4,5764</text:p>
          </table:table-cell>
          <table:table-cell table:formula="of:=(2 / 9) * (11.34 - 1.272) * ((9.8 * [.B7]^2) / [.D7])" office:value-type="float" office:value="0.0986598397806934" calcext:value-type="float">
            <text:p>0,0987</text:p>
          </table:table-cell>
          <table:table-cell table:formula="of:=[.$E$9]-[.E7]" office:value-type="float" office:value="-0.00272394856870831" calcext:value-type="float">
            <text:p>-0,00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8" calcext:value-type="float">
            <text:p>0,188</text:p>
          </table:table-cell>
          <table:table-cell office:value-type="float" office:value="10.24" calcext:value-type="float">
            <text:p>10,24</text:p>
          </table:table-cell>
          <table:table-cell table:formula="of:=87.5/[.C8]" office:value-type="float" office:value="8.544921875" calcext:value-type="float">
            <text:p>8,5449</text:p>
          </table:table-cell>
          <table:table-cell table:formula="of:=(2 / 9) * (11.34 - 1.272) * ((9.8 * [.B8]^2) / [.D8])" office:value-type="float" office:value="0.0906910376482133" calcext:value-type="float">
            <text:p>0,0907</text:p>
          </table:table-cell>
          <table:table-cell table:formula="of:=[.$E$9]-[.E8]" office:value-type="float" office:value="0.00524485356377175" calcext:value-type="float">
            <text:p>0,0052</text:p>
          </table:table-cell>
        </table:table-row>
        <table:table-row table:style-name="ro1">
          <table:table-cell office:value-type="string" calcext:value-type="string">
            <text:p>Среднее</text:p>
          </table:table-cell>
          <table:table-cell table:style-name="ce3" table:formula="of:=AVERAGE([.B2:.B8])" office:value-type="float" office:value="0.171485714285714" calcext:value-type="float">
            <text:p>0,1715</text:p>
          </table:table-cell>
          <table:table-cell table:style-name="ce3" table:formula="of:=AVERAGE([.C2:.C8])" office:value-type="float" office:value="14.6585714285714" calcext:value-type="float">
            <text:p>14,6586</text:p>
          </table:table-cell>
          <table:table-cell table:formula="of:=AVERAGE([.D2:.D8])" office:value-type="float" office:value="6.97682506039937" calcext:value-type="float">
            <text:p>6,9768</text:p>
          </table:table-cell>
          <table:table-cell table:formula="of:=AVERAGE([.E2:.E8])" office:value-type="float" office:value="0.0959358912119851" calcext:value-type="float">
            <text:p>0,0959</text:p>
          </table:table-cell>
          <table:table-cell table:style-name="ce3" table:formula="of:=AVERAGE([.F2:.F8])" office:value-type="float" office:value="0" calcext:value-type="float">
            <text:p>0,0000</text:p>
          </table:table-cell>
        </table:table-row>
        <table:table-row table:style-name="ro1">
          <table:table-cell office:value-type="string" calcext:value-type="string">
            <text:p>Округленное среднее</text:p>
          </table:table-cell>
          <table:table-cell table:formula="of:=ROUND([.B9];2)" office:value-type="float" office:value="0.17" calcext:value-type="float">
            <text:p>0,17</text:p>
          </table:table-cell>
          <table:table-cell table:formula="of:=ROUND([.C9];2)" office:value-type="float" office:value="14.66" calcext:value-type="float">
            <text:p>14,66</text:p>
          </table:table-cell>
          <table:table-cell table:style-name="ce2" table:formula="of:=ROUND([.D9];2)" office:value-type="float" office:value="6.98" calcext:value-type="float">
            <text:p>6,98</text:p>
          </table:table-cell>
          <table:table-cell table:style-name="ce2" table:formula="of:=ROUND([.E9];2)" office:value-type="float" office:value="0.1" calcext:value-type="float">
            <text:p>0,1</text:p>
          </table:table-cell>
          <table:table-cell table:style-name="ce7" table:formula="of:=ROUND([.F9];2)"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5" number:min-decimal-places="15" number:min-integer-digits="1"/>
    </number:number-style>
    <number:number-style style:name="N110">
      <number:number number:decimal-places="16" number:min-decimal-places="16" number:min-integer-digits="1"/>
    </number:number-style>
    <number:number-style style:name="N111">
      <number:number number:decimal-places="17" number:min-decimal-places="17" number:min-integer-digits="1"/>
    </number:number-style>
    <number:number-style style:name="N112">
      <number:number number:decimal-places="18" number:min-decimal-places="18" number:min-integer-digits="1"/>
    </number:number-style>
    <number:number-style style:name="N113">
      <number:number number:decimal-places="19" number:min-decimal-places="19" number:min-integer-digits="1"/>
    </number:number-style>
    <number:number-style style:name="N114">
      <number:number number:decimal-places="20" number:min-decimal-places="20" number:min-integer-digits="1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4" number:min-decimal-places="4" number:min-integer-digits="1" number:grouping="true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8" number:min-decimal-places="8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.00.0000</text:date>, <text:time style:data-style-name="N2" text:time-value="22:46:19.06921223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17:21:00.276116311</meta:creation-date>
    <dc:date>2020-09-30T23:27:57.701597437</dc:date>
    <meta:editing-duration>PT20M16S</meta:editing-duration>
    <meta:editing-cycles>2</meta:editing-cycles>
    <meta:generator>LibreOffice/7.0.1.2$Linux_X86_64 LibreOffice_project/7cbcfc562f6eb6708b5ff7d7397325de9e764452</meta:generator>
    <meta:document-statistic meta:table-count="1" meta:cell-count="60" meta:object-count="0"/>
  </office:meta>
</office:document-meta>
</file>